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72da" officeooo:paragraph-rsid="001e72da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e72da" officeooo:paragraph-rsid="001e72da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libri" fo:font-size="14pt" fo:font-weight="bold" officeooo:rsid="001e72da" officeooo:paragraph-rsid="001e72da" fo:background-color="#ffff0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2pt" fo:font-weight="bold" officeooo:rsid="001e72da" officeooo:paragraph-rsid="001e72da" fo:background-color="#ffff00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Do Trip Track Home Page</text:p>
      <text:p text:style-name="P3"/>
      <text:p text:style-name="P4">Home page HTML code:</text:p>
      <text:p text:style-name="P1"/>
      <text:p text:style-name="P2">&lt;html&gt;</text:p>
      <text:p text:style-name="P2">&lt;!DOCTYPE html&gt;</text:p>
      <text:p text:style-name="P2">&lt;html lang="en"&gt;</text:p>
      <text:p text:style-name="P2">&lt;head&gt;</text:p>
      <text:p text:style-name="P2"><text:s text:c="2"/>&lt;meta charset="UTF-8"&gt;</text:p>
      <text:p text:style-name="P2"/>
      <text:p text:style-name="P2"/>
      <text:p text:style-name="P2"><text:s text:c="2"/>&lt;!-- set viewport to device width to make site responsive --&gt;</text:p>
      <text:p text:style-name="P2"><text:s text:c="2"/>&lt;meta name="viewport" content="width=device-width, initial-scale=1"&gt;</text:p>
      <text:p text:style-name="P2"/>
      <text:p text:style-name="P2"><text:s text:c="2"/>&lt;!-- bootstrap css --&gt;</text:p>
      <text:p text:style-name="P2"><text:s text:c="2"/>&lt;link type="text/css" rel="stylesheet" href="https://maxcdn.bootstrapcdn.com/bootstrap/4.0.0/css/bootstrap.min.css"&gt;</text:p>
      <text:p text:style-name="P2"><text:s text:c="2"/>&lt;link type="text/css" rel="stylesheet" href="https://maxcdn.bootstrapcdn.com/font-awesome/4.7.0/css/font-awesome.min.css"&gt;</text:p>
      <text:p text:style-name="P2"/>
      <text:p text:style-name="P2"><text:s text:c="2"/>&lt;!-- custom styles --&gt;</text:p>
      <text:p text:style-name="P2"><text:s text:c="2"/>&lt;link rel="stylesheet" type="text/css" href="/styles/home.css"&gt;</text:p>
      <text:p text:style-name="P2"><text:s text:c="2"/>&lt;script type='text/javascript' src='https://maps.googleapis.com/maps/api/js?key=AIzaSyDAfwCoggPDi6ucFfluBOo9kpJHoFbaVtM</text:p>
      <text:p text:style-name="P2"><text:s text:c="2"/>&amp;ibraries=geometry,places'&gt; &lt;/script&gt;</text:p>
      <text:p text:style-name="P2"><text:s text:c="2"/>&lt;!-- jquery --&gt;</text:p>
      <text:p text:style-name="P2"><text:s text:c="2"/>&lt;script type="text/javascript" src="/scripts/jquery.js"&gt;&lt;/script&gt;</text:p>
      <text:p text:style-name="P2"><text:s text:c="2"/>&lt;!-- bootstrap js --&gt;</text:p>
      <text:p text:style-name="P2"><text:s text:c="2"/>&lt;script type="text/javascript" src="https://maxcdn.bootstrapcdn.com/bootstrap/4.0.0/js/bootstrap.min.js"&gt;&lt;/script&gt;</text:p>
      <text:p text:style-name="P2"/>
      <text:p text:style-name="P2"><text:s text:c="2"/>&lt;!-- custom script --&gt;</text:p>
      <text:p text:style-name="P2"><text:s text:c="2"/>&lt;script type="text/javascript" src="/scripts/home.js"&gt;&lt;/script&gt;</text:p>
      <text:p text:style-name="P2"/>
      <text:p text:style-name="P2"><text:s text:c="2"/>&lt;title&gt;Home&lt;/title&gt;</text:p>
      <text:p text:style-name="P2">&lt;/head&gt;</text:p>
      <text:p text:style-name="P2">&lt;body&gt;</text:p>
      <text:p text:style-name="P2"><text:s text:c="2"/>&lt;% if(!ssn.trip){ %&gt;</text:p>
      <text:p text:style-name="P2"><text:s text:c="4"/>&lt;div class='container'&gt;</text:p>
      <text:p text:style-name="P2"><text:s text:c="6"/>&lt;div class='row'&gt;</text:p>
      <text:p text:style-name="P2"><text:s text:c="8"/>&lt;h3&gt;You have not started any trips. Click the button below to start a trip.&lt;/h3&gt;</text:p>
      <text:p text:style-name="P2"><text:soft-page-break/><text:s text:c="6"/>&lt;a class='btn btn-info btn-sm col-5 startTripBtn'href="/trip"&gt;&lt;h5&gt;Start Trip&lt;/h5&gt;&lt;/a&gt;</text:p>
      <text:p text:style-name="P2"><text:s text:c="6"/>&lt;/div&gt;</text:p>
      <text:p text:style-name="P2"><text:s text:c="4"/>&lt;/div&gt;</text:p>
      <text:p text:style-name="P2"><text:s text:c="4"/>&lt;% } else{ %&gt;</text:p>
      <text:p text:style-name="P2"><text:s text:c="6"/>&lt;div class='container'&gt;</text:p>
      <text:p text:style-name="P2"/>
      <text:p text:style-name="P2"><text:s text:c="8"/>&lt;div class='row'&gt;</text:p>
      <text:p text:style-name="P2"><text:s text:c="10"/>&lt;h1&gt; Trip started &lt;/h1&gt;</text:p>
      <text:p text:style-name="P2"><text:s text:c="8"/>&lt;/div&gt;</text:p>
      <text:p text:style-name="P2"><text:s text:c="6"/>&lt;/div&gt;</text:p>
      <text:p text:style-name="P2"><text:s text:c="6"/>&lt;% } %&gt;</text:p>
      <text:p text:style-name="P2"><text:s text:c="6"/>&lt;footer class='footer'&gt;</text:p>
      <text:p text:style-name="P2"><text:s text:c="8"/>&lt;div class='container'&gt;</text:p>
      <text:p text:style-name="P2"><text:s text:c="10"/>&lt;div class='row'&gt;</text:p>
      <text:p text:style-name="P2"><text:s text:c="12"/>&lt;div class='nav-link col-3 active'&gt;</text:p>
      <text:p text:style-name="P2"><text:s text:c="14"/>&lt;a href='/home'&gt;&lt;i class="fa fa-home"&gt;&lt;/i&gt;&lt;/a&gt;</text:p>
      <text:p text:style-name="P2"><text:s text:c="12"/>&lt;/div&gt;</text:p>
      <text:p text:style-name="P2"><text:s text:c="12"/>&lt;div class='nav-link col-3 '&gt;</text:p>
      <text:p text:style-name="P2"><text:s text:c="14"/>&lt;a href='/search'&gt;&lt;i class="fa fa-search"&gt;&lt;/i&gt;&lt;/a&gt;</text:p>
      <text:p text:style-name="P2"><text:s text:c="12"/>&lt;/div&gt;</text:p>
      <text:p text:style-name="P2"><text:s text:c="12"/>&lt;div class='nav-link col-3'&gt;</text:p>
      <text:p text:style-name="P2"><text:s text:c="14"/>&lt;a href='/trip'&gt; <text:s/>&lt;i class="fa fa-plus-circle"&gt;&lt;/i&gt;&lt;/a&gt;</text:p>
      <text:p text:style-name="P2"><text:s text:c="12"/>&lt;/div&gt;</text:p>
      <text:p text:style-name="P2"><text:s text:c="12"/>&lt;div class='nav-link col-3'&gt;</text:p>
      <text:p text:style-name="P2"><text:s text:c="14"/>&lt;a href='/user'&gt; <text:s/>&lt;i class="fa fa-user"&gt;&lt;/i&gt;&lt;/a&gt;</text:p>
      <text:p text:style-name="P2"><text:s text:c="12"/>&lt;/div&gt;</text:p>
      <text:p text:style-name="P2"><text:s text:c="10"/>&lt;/div&gt;</text:p>
      <text:p text:style-name="P2"><text:s text:c="8"/>&lt;/div&gt;</text:p>
      <text:p text:style-name="P2"><text:s text:c="6"/>&lt;/footer&gt;</text:p>
      <text:p text:style-name="P2"><text:s text:c="4"/>&lt;/body&gt;</text:p>
      <text:p text:style-name="P2"><text:s text:c="4"/>&lt;/html&gt;</text:p>
      <text:p text:style-name="P1"/>
      <text:p text:style-name="P1"/>
      <text:p text:style-name="P4">Home page JS code:</text:p>
      <text:p text:style-name="P1"/>
      <text:p text:style-name="P1"/>
      <text:p text:style-name="P2">var map;</text:p>
      <text:p text:style-name="P2">var map_id;</text:p>
      <text:p text:style-name="P2">function map(){</text:p>
      <text:p text:style-name="P2"><text:s text:c="2"/>// get cookies for lat and lng</text:p>
      <text:p text:style-name="P2"><text:s text:c="2"/>//document.cookie is an array of strings</text:p>
      <text:p text:style-name="P2"><text:soft-page-break/><text:s text:c="2"/>var x = document.cookie.split(';');</text:p>
      <text:p text:style-name="P2"><text:s text:c="2"/>console.log(x);</text:p>
      <text:p text:style-name="P2"><text:s text:c="4"/>var lat = x[0].split('=');</text:p>
      <text:p text:style-name="P2"><text:s text:c="4"/>var lng = x[1].split('=');</text:p>
      <text:p text:style-name="P2"/>
      <text:p text:style-name="P2"><text:s text:c="4"/>map = new google.maps.Map(map_id, {</text:p>
      <text:p text:style-name="P2"><text:s text:c="8"/>center: { lat: parseFloat(lat[1]), lng: parseFloat(lng[1]) },</text:p>
      <text:p text:style-name="P2"><text:s text:c="8"/>zoom: 15</text:p>
      <text:p text:style-name="P2"><text:s text:c="6"/>});</text:p>
      <text:p text:style-name="P2"><text:s text:c="6"/>var center = new google.maps.Marker({</text:p>
      <text:p text:style-name="P2"><text:s text:c="8"/>position: { lat: parseFloat(lat[1]), lng: parseFloat(lng[1]) },</text:p>
      <text:p text:style-name="P2"><text:s text:c="8"/>map: map,</text:p>
      <text:p text:style-name="P2"><text:s text:c="8"/>title: 'Your actual position'</text:p>
      <text:p text:style-name="P2"><text:s text:c="6"/>});</text:p>
      <text:p text:style-name="P2">}</text:p>
      <text:p text:style-name="P2">$(document).ready(function(){</text:p>
      <text:p text:style-name="P2">map_id = document.getElementById('map');</text:p>
      <text:p text:style-name="P2">map();</text:p>
      <text:p text:style-name="P2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18:15.784410551</meta:creation-date>
    <dc:date>2018-03-20T12:21:37.455249248</dc:date>
    <meta:editing-duration>PT3M21S</meta:editing-duration>
    <meta:editing-cycles>1</meta:editing-cycles>
    <meta:document-statistic meta:table-count="0" meta:image-count="0" meta:object-count="0" meta:page-count="3" meta:paragraph-count="83" meta:word-count="259" meta:character-count="2805" meta:non-whitespace-character-count="2229"/>
    <meta:generator>LibreOffice/5.1.6.2$Linux_X86_64 LibreOffice_project/10m0$Build-2</meta:generator>
  </office:meta>
</office:document-meta>
</file>